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ardian Text Egyptian Web" svg:font-family="'Guardian Text Egyptian Web'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7.144cm"/>
    </style:style>
    <style:style style:name="Table1.C" style:family="table-column">
      <style:table-column-properties style:column-width="6.694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148cm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265cm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e3b" officeooo:paragraph-rsid="00113e3b"/>
    </style:style>
    <style:style style:name="P2" style:family="paragraph" style:parent-style-name="Table_20_Contents">
      <style:paragraph-properties fo:text-align="justify" style:justify-single-word="false"/>
      <style:text-properties officeooo:rsid="00113e3b" officeooo:paragraph-rsid="00113e3b"/>
    </style:style>
    <style:style style:name="P3" style:family="paragraph" style:parent-style-name="Table_20_Contents">
      <style:text-properties officeooo:rsid="00113e3b" officeooo:paragraph-rsid="00209155"/>
    </style:style>
    <style:style style:name="P4" style:family="paragraph" style:parent-style-name="Table_20_Contents">
      <style:text-properties officeooo:paragraph-rsid="00113e3b"/>
    </style:style>
    <style:style style:name="P5" style:family="paragraph" style:parent-style-name="Table_20_Contents">
      <style:text-properties officeooo:rsid="0012bcfd" officeooo:paragraph-rsid="0012bcfd"/>
    </style:style>
    <style:style style:name="P6" style:family="paragraph" style:parent-style-name="Table_20_Contents">
      <style:paragraph-properties fo:text-align="justify" style:justify-single-word="false"/>
      <style:text-properties officeooo:rsid="001453c1" officeooo:paragraph-rsid="001453c1"/>
    </style:style>
    <style:style style:name="P7" style:family="paragraph" style:parent-style-name="Table_20_Contents">
      <style:text-properties officeooo:rsid="001453c1" officeooo:paragraph-rsid="001453c1"/>
    </style:style>
    <style:style style:name="P8" style:family="paragraph" style:parent-style-name="Table_20_Contents">
      <style:text-properties officeooo:rsid="0015de4f" officeooo:paragraph-rsid="0015de4f"/>
    </style:style>
    <style:style style:name="P9" style:family="paragraph" style:parent-style-name="Table_20_Contents">
      <style:text-properties officeooo:rsid="00176b3d" officeooo:paragraph-rsid="00176b3d"/>
    </style:style>
    <style:style style:name="P10" style:family="paragraph" style:parent-style-name="Standard">
      <style:text-properties officeooo:rsid="001e4ebf" officeooo:paragraph-rsid="001e4ebf"/>
    </style:style>
    <style:style style:name="T1" style:family="text">
      <style:text-properties fo:font-size="24pt" officeooo:rsid="00113e3b" style:font-size-asian="24pt" style:font-size-complex="24pt"/>
    </style:style>
    <style:style style:name="T2" style:family="text">
      <style:text-properties officeooo:rsid="001453c1"/>
    </style:style>
    <style:style style:name="T3" style:family="text">
      <style:text-properties officeooo:rsid="00209155"/>
    </style:style>
    <style:style style:name="T4" style:family="text">
      <style:text-properties officeooo:rsid="0020fe27"/>
    </style:style>
    <style:style style:name="T5" style:family="text">
      <style:text-properties officeooo:rsid="0022a126"/>
    </style:style>
    <style:style style:name="T6" style:family="text">
      <style:text-properties fo:font-variant="normal" fo:text-transform="none" fo:color="#333333" style:font-name="Guardian Text Egyptian Web" fo:font-size="14pt" fo:letter-spacing="normal" fo:font-style="normal" fo:font-weight="normal"/>
    </style:style>
    <style:style style:name="T7" style:family="text">
      <style:text-properties officeooo:rsid="00113e3b"/>
    </style:style>
    <style:style style:name="T8" style:family="text">
      <style:text-properties officeooo:rsid="0026bfd8"/>
    </style:style>
    <style:style style:name="T9" style:family="text">
      <style:text-properties officeooo:rsid="0012bc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Source: https://www.theguardian.com/society/2017/jan/12/marijuana-study-benefits-chemotherapy-pain-multiple-sclerosis</text:p>
          </table:table-cell>
          <table:covered-table-cell/>
          <table:covered-table-cell/>
        </table:table-row>
        <table:table-row>
          <table:table-cell table:style-name="Table1.A2" table:number-rows-spanned="22" office:value-type="string">
            <text:p text:style-name="P2"/>
            <text:p text:style-name="Table_20_Contents"><text:span text:style-name="T7"><text:s text:c="4"/></text:span><text:span text:style-name="T1">Facts!</text:span></text:p>
          </table:table-cell>
          <table:table-cell table:style-name="Table1.B22" office:value-type="string">
            <text:p text:style-name="P6">Argument</text:p>
          </table:table-cell>
          <table:table-cell table:style-name="Table1.C2" office:value-type="string">
            <text:p text:style-name="P6">Status</text:p>
          </table:table-cell>
        </table:table-row>
        <table:table-row>
          <table:covered-table-cell/>
          <table:table-cell table:style-name="Table1.B22" office:value-type="string">
            <text:p text:style-name="P1">Recognized for chemo<text:span text:style-name="T3">therapy</text:span>, cronic pain and MS.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Recognized reduced naucia and vomiting, reducing spasms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When dealing with MS, Chemo and cronic pain. Any relief is good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5">Likely to increase risk of schizophrenia, anxiety disorders and depression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Table_20_Contents"><text:span text:style-name="T9">Driving under the influence of cannabis increases car accident</text:span>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Table_20_Contents">Marijuana is the most widely used illicit drug in the US 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5">Only recognized effect for a few illnesses 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7">Evidence suggests that people who use more cannabis are more likely to be addicted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7">The younger they start the worse problems become</text:p>
          </table:table-cell>
          <table:table-cell table:style-name="Table1.C22" office:value-type="string">
            <text:p text:style-name="P7"><text:span text:style-name="T5">FOR/</text:span>AGAINST</text:p>
          </table:table-cell>
        </table:table-row>
        <table:table-row>
          <table:covered-table-cell/>
          <table:table-cell table:style-name="Table1.B22" office:value-type="string">
            <text:p text:style-name="Table_20_Contents"><text:span text:style-name="T8">R</text:span>ecreational marijuana is legal in eight states </text:p>
          </table:table-cell>
          <table:table-cell table:style-name="Table1.C22" office:value-type="string">
            <text:p text:style-name="P7">FOR/AGAINST</text:p>
          </table:table-cell>
        </table:table-row>
        <table:table-row table:style-name="Table1.13">
          <table:covered-table-cell/>
          <table:table-cell table:style-name="Table1.B22" office:value-type="string">
            <text:p text:style-name="P1">with an estimated 22.2 million people using the drug</text:p>
          </table:table-cell>
          <table:table-cell table:style-name="Table1.C22" office:value-type="string">
            <text:p text:style-name="P7">FOR/AGAINST</text:p>
          </table:table-cell>
        </table:table-row>
        <table:table-row table:style-name="Table1.14">
          <table:covered-table-cell/>
          <table:table-cell table:style-name="Table1.B22" office:value-type="string">
            <text:p text:style-name="P7">It is Illicit</text:p>
          </table:table-cell>
          <table:table-cell table:style-name="Table1.C22" office:value-type="string">
            <text:p text:style-name="P9"><text:span text:style-name="T5">FOR/</text:span>AGAINST</text:p>
          </table:table-cell>
        </table:table-row>
        <table:table-row>
          <table:covered-table-cell/>
          <table:table-cell table:style-name="Table1.B22" office:value-type="string">
            <text:p text:style-name="P1">One researcher studying the conclusions were broadly “conservative”, and on epilepsy “wrong”. </text:p>
          </table:table-cell>
          <table:table-cell table:style-name="Table1.C22" office:value-type="string">
            <text:p text:style-name="P7">FOR</text:p>
          </table:table-cell>
        </table:table-row>
        <table:table-row>
          <table:covered-table-cell/>
          <table:table-cell table:style-name="Table1.B22" office:value-type="string">
            <text:p text:style-name="P1">mental health concerns about “skunk” marijuana have also increased. 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1">“This growing acceptance, accessibility and use of cannabis and its derivatives has raised important public health concerns,”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3">There is not enough research</text:p>
          </table:table-cell>
          <table:table-cell table:style-name="Table1.C22" office:value-type="string">
            <text:p text:style-name="P9">FOR/<text:span text:style-name="T4">AGAINST</text:span></text:p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3" office:value-type="string">
            <text:p text:style-name="P4"/>
          </table:table-cell>
          <table:table-cell table:style-name="Table1.C23" office:value-type="string">
            <text:p text:style-name="P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ardian Text Egyptian Web" svg:font-family="'Guardian Text Egyptian Web'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03:25.038359066</meta:creation-date>
    <dc:date>2017-03-21T19:16:47.445000000</dc:date>
    <meta:editing-duration>PT10H32M55S</meta:editing-duration>
    <meta:editing-cycles>7</meta:editing-cycles>
    <meta:generator>LibreOffice/5.1.4.2$Windows_X86_64 LibreOffice_project/f99d75f39f1c57ebdd7ffc5f42867c12031db97a</meta:generator>
    <meta:document-statistic meta:table-count="1" meta:image-count="0" meta:object-count="0" meta:page-count="1" meta:paragraph-count="36" meta:word-count="168" meta:character-count="1217" meta:non-whitespace-character-count="1076"/>
  </office:meta>
</office:document-meta>
</file>